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P1" style:family="paragraph">
      <loext:graphic-properties draw:fill-color="#ff3333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97cm" svg:height="1.697cm" draw:transform="rotate (0.785398163397448) translate (-0.4cm 0.8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383.038869257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polygon draw:style-name="gr2" draw:text-style-name="P2" draw:layer="layout" svg:width="0.799cm" svg:height="1.499cm" svg:x="0.3cm" svg:y="0.05cm" svg:viewBox="0 0 800 1500" draw:points="0,500 0,1000 400,1000 800,1500 800,0 400,50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7-03-14T00:43:36.972790950</dc:date>
    <meta:editing-duration>PT12H10M33S</meta:editing-duration>
    <meta:editing-cycles>36</meta:editing-cycles>
    <meta:generator>LibreOffice/5.1.6.2$Linux_X86_64 LibreOffice_project/10m0$Build-2</meta:generator>
    <meta:document-statistic meta:object-count="2"/>
  </office:meta>
</office:document-meta>
</file>